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∣">
        <mrow>
          <msub>
            <mrow>
              <mover accent="true">
                <mo stretchy="false">α</mo>
                <mo stretchy="false">̄</mo>
              </mover>
            </mrow>
            <mrow>
              <mi>p</mi>
              <mi>'</mi>
            </mrow>
          </msub>
        </mrow>
      </mfenced>
    </mrow>
    <annotation encoding="StarMath 5.0">left langle {bar %ialpha} _{p'} 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5:41:04.576000000</meta:creation-date>
    <meta:generator>LibreOffice/4.1.4.2$Windows_x86 LibreOffice_project/0a0440ccc0227ad9829de5f46be37cfb6edcf72</meta:generator>
  </office:meta>
</office:document-meta>
</file>